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-color="#ffffff" draw:opacity="50%" draw:opacity-name="" draw:textarea-horizontal-align="justify" draw:textarea-vertical-align="top" draw:auto-grow-height="false" fo:min-height="20.416cm" fo:min-width="18.466cm" fo:padding-top="0.142cm" fo:padding-bottom="0.142cm" fo:padding-left="0.267cm" fo:padding-right="0.267cm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svg:stroke-opacity="100%" draw:fill-color="#ffffff" draw:opacity="100%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395cm" fo:min-width="0cm"/>
    </style:style>
    <style:style style:name="gr8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11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89cm" fo:min-width="2.966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 draw:shadow="hidden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9.011cm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18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5cm" fo:min-width="1.289cm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3cm" fo:min-width="1.28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495cm" fo:min-width="0cm"/>
    </style:style>
    <style:style style:name="gr22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cm" fo:min-width="1.9cm" fo:padding-top="0.142cm" fo:padding-bottom="0.142cm" fo:padding-left="0.267cm" fo:padding-right="0.267cm"/>
    </style:style>
    <style:style style:name="gr23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516cm" fo:padding-top="0.142cm" fo:padding-bottom="0.142cm" fo:padding-left="0.267cm" fo:padding-right="0.267cm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2cm" fo:min-width="1.022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2cm" fo:min-width="1.022cm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cm" fo:min-width="0.73cm" fo:padding-top="0.142cm" fo:padding-bottom="0.142cm" fo:padding-left="0.267cm" fo:padding-right="0.267cm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cm" fo:min-width="0.73cm" fo:padding-top="0.142cm" fo:padding-bottom="0.142cm" fo:padding-left="0.267cm" fo:padding-right="0.267cm"/>
    </style:style>
    <style:style style:name="gr28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516cm" fo:padding-top="0.142cm" fo:padding-bottom="0.142cm" fo:padding-left="0.267cm" fo:padding-right="0.267cm"/>
    </style:style>
    <style:style style:name="gr29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cm" fo:min-width="0.73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91cm" fo:min-width="0.541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opacity="100%" draw:opacity-name="Transparency_20_3" draw:textarea-horizontal-align="justify" draw:textarea-vertical-align="middle" draw:auto-grow-height="false" fo:min-height="1.026cm" fo:min-width="1.766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opacity="100%" draw:opacity-name="Transparency_20_3" draw:textarea-horizontal-align="justify" draw:textarea-vertical-align="middle" draw:auto-grow-height="false" fo:min-height="1.026cm" fo:min-width="1.966cm" fo:padding-top="0.142cm" fo:padding-bottom="0.142cm" fo:padding-left="0.267cm" fo:padding-right="0.267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cm" fo:min-width="0.73cm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cm" fo:min-width="0.73cm" fo:padding-top="0.142cm" fo:padding-bottom="0.142cm" fo:padding-left="0.267cm" fo:padding-right="0.26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 draw:opacity="50%"/>
      <style:paragraph-properties fo:margin-left="0cm" fo:margin-right="0cm" fo:text-align="start" fo:text-indent="0cm"/>
      <style:text-properties style:font-name="Liberation Sans" fo:font-size="12pt" style:letter-kerning="true" style:font-name-asian="Microsoft YaHei" style:font-size-asian="18pt" style:font-name-complex="Arial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 draw:opacity="100%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8pt" style:font-name-complex="Arial" style:font-size-complex="18pt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8pt" style:font-name-complex="Arial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2pt" style:font-name-complex="Arial" style:font-size-complex="12pt"/>
    </style:style>
    <style:style style:name="P9" style:family="paragraph">
      <loext:graphic-properties draw:fill="none" draw:fill-color="#ffffff"/>
      <style:text-properties fo:font-size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-color="#ffffff" draw:opacity="100%" draw:opacity-name="Transparency_20_3"/>
      <style:paragraph-properties fo:text-align="center"/>
      <style:text-properties fo:font-size="12pt"/>
    </style:style>
    <style:style style:name="T1" style:family="text">
      <style:text-properties style:font-name="Liberation Sans" fo:font-size="12pt" style:letter-kerning="true" style:font-name-asian="Microsoft YaHei" style:font-size-asian="18pt" style:font-name-complex="Arial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 fo:font-size="12pt" style:letter-kerning="true" style:font-name-asian="Microsoft YaHei" style:font-size-asian="12pt" style:font-name-complex="Arial" style:font-size-complex="12pt"/>
    </style:style>
    <style:style style:name="T4" style:family="text">
      <style:text-properties fo:font-size="10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19cm" svg:height="20.7cm" svg:x="1cm" svg:y="8cm">
          <text:p text:style-name="P1"><text:span text:style-name="T1">Players</text:span></text:p>
          <text:p text:style-name="P1"><text:span text:style-name="T1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2.8cm" svg:height="0.8cm" svg:x="1.8cm" svg:y="2.2cm">
          <text:p text:style-name="P3"><text:span text:style-name="T1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2.4cm" svg:height="1.1cm" svg:x="2cm" svg:y="3.7cm">
          <text:p text:style-name="P3"><text:span text:style-name="T1">De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3" draw:id="id13" draw:layer="layout" svg:width="2.4cm" svg:height="1.1cm" svg:x="5.7cm" svg:y="4.775cm">
          <text:p text:style-name="P3"><text:span text:style-name="T1">Player</text:span></text:p>
          <text:p text:style-name="P3"><text:span text:style-name="T1">p[0],p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1" draw:id="id11" draw:layer="layout" svg:width="2.4cm" svg:height="1.1cm" svg:x="5.725cm" svg:y="3.152cm">
          <text:p text:style-name="P6"><text:span text:style-name="T2">Dealer</text:span></text:p>
          <text:p text:style-name="P6"><text:span text:style-name="T2">d[0],d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" draw:id="id2" draw:layer="layout" svg:width="2.1cm" svg:height="2cm" svg:x="4.787cm" svg:y="10.138cm">
          <text:p text:style-name="P3"><text:span text:style-name="T3">p_tot=1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9" draw:layer="layout" svg:width="0.9cm" svg:height="0.645cm" svg:x="5.8cm" svg:y="11.855cm">
          <draw:text-box>
            <text:p><text:span text:style-name="T4">no</text:span></text:p>
          </draw:text-box>
        </draw:frame>
        <draw:frame draw:style-name="gr7" draw:text-style-name="P9" draw:layer="layout" svg:width="1.1cm" svg:height="0.645cm" svg:x="3.5cm" svg:y="10.429cm">
          <draw:text-box>
            <text:p><text:span text:style-name="T4">yes</text:span></text:p>
          </draw:text-box>
        </draw:frame>
        <draw:custom-shape draw:style-name="gr8" draw:text-style-name="P5" xml:id="id1" draw:id="id1" draw:layer="layout" svg:width="2.1cm" svg:height="2cm" svg:x="1.675cm" svg:y="10.138cm">
          <text:p text:style-name="P3"><text:span text:style-name="T1">ace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0" draw:layer="layout" svg:x1="3.775cm" svg:y1="11.138cm" svg:x2="4.787cm" svg:y2="11.138cm" draw:start-shape="id1" draw:start-glue-point="7" draw:end-shape="id2" draw:end-glue-point="5" svg:d="M3775 11138h1012" svg:viewBox="0 0 1013 1">
          <text:p/>
        </draw:connector>
        <draw:frame draw:style-name="gr7" draw:text-style-name="P9" draw:layer="layout" svg:width="1.1cm" svg:height="0.645cm" svg:x="17.4cm" svg:y="22.355cm">
          <draw:text-box>
            <text:p><text:span text:style-name="T4">yes</text:span></text:p>
          </draw:text-box>
        </draw:frame>
        <draw:frame draw:style-name="gr7" draw:text-style-name="P9" draw:layer="layout" svg:width="1.1cm" svg:height="0.645cm" svg:x="13.35cm" svg:y="20.055cm">
          <draw:text-box>
            <text:p><text:span text:style-name="T4">yes</text:span></text:p>
          </draw:text-box>
        </draw:frame>
        <draw:connector draw:style-name="gr9" draw:text-style-name="P10" draw:layer="layout" svg:x1="3.2cm" svg:y1="3cm" svg:x2="3.2cm" svg:y2="3.7cm" draw:start-shape="id3" draw:start-glue-point="2" draw:end-shape="id4" draw:end-glue-point="0" svg:d="M3200 3000v700" svg:viewBox="0 0 1 701">
          <text:p/>
        </draw:connector>
        <draw:custom-shape draw:style-name="gr10" draw:text-style-name="P5" xml:id="id5" draw:id="id5" draw:layer="layout" svg:width="2.1cm" svg:height="2cm" svg:x="4.787cm" svg:y="12.725cm">
          <text:p text:style-name="P3"><text:span text:style-name="T1">p_tot=2 </text:span></text:p>
          <text:p text:style-name="P3"><text:span text:style-name="T1">ace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6" draw:id="id6" draw:layer="layout" svg:width="2.4cm" svg:height="1.1cm" svg:x="8.05cm" svg:y="13.175cm">
          <text:p text:style-name="P3"><text:span text:style-name="T1">p[0] = 11</text:span></text:p>
          <text:p text:style-name="P3"><text:span text:style-name="T1">p[1]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svg:x1="6.887cm" svg:y1="13.725cm" svg:x2="8.05cm" svg:y2="13.725cm" draw:start-shape="id5" draw:start-glue-point="7" draw:end-shape="id6" draw:end-glue-point="3" svg:d="M6887 13725h1163" svg:viewBox="0 0 1164 1">
          <text:p/>
        </draw:connector>
        <draw:frame draw:style-name="gr7" draw:text-style-name="P9" draw:layer="layout" svg:width="1.1cm" svg:height="0.645cm" svg:x="9.9cm" svg:y="10.429cm">
          <draw:text-box>
            <text:p><text:span text:style-name="T4">yes</text:span></text:p>
          </draw:text-box>
        </draw:frame>
        <draw:custom-shape draw:style-name="gr12" draw:text-style-name="P5" xml:id="id16" draw:id="id16" draw:layer="layout" svg:width="3.5cm" svg:height="1.573cm" svg:x="7.5cm" svg:y="14.814cm">
          <text:p text:style-name="P3"><text:span text:style-name="T1">p[0]=tot-1</text:span></text:p>
          <text:p text:style-name="P3"><text:span text:style-name="T1">p[1] = 1</text:span></text:p>
          <text:p text:style-name="P3"><text:span text:style-name="T1">(ace must be p[1]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0.9cm" svg:height="0.645cm" svg:x="5.85cm" svg:y="14.6cm">
          <draw:text-box>
            <text:p><text:span text:style-name="T4">no</text:span></text:p>
          </draw:text-box>
        </draw:frame>
        <draw:connector draw:style-name="gr13" draw:text-style-name="P10" draw:layer="layout" svg:x1="2.725cm" svg:y1="12.138cm" svg:x2="2.725cm" svg:y2="17.9cm" draw:start-shape="id1" draw:start-glue-point="6" draw:end-shape="id7" draw:end-glue-point="4" svg:d="M2725 12138v5762" svg:viewBox="0 0 1 5763">
          <text:p/>
        </draw:connector>
        <draw:frame draw:style-name="gr7" draw:text-style-name="P9" draw:layer="layout" svg:width="0.9cm" svg:height="0.645cm" svg:x="2.6cm" svg:y="11.855cm">
          <draw:text-box>
            <text:p><text:span text:style-name="T4">no</text:span></text:p>
          </draw:text-box>
        </draw:frame>
        <draw:frame draw:style-name="gr7" draw:text-style-name="P9" draw:layer="layout" svg:width="0.9cm" svg:height="0.645cm" svg:x="11.5cm" svg:y="20.9cm">
          <draw:text-box>
            <text:p><text:span text:style-name="T4">no</text:span></text:p>
          </draw:text-box>
        </draw:frame>
        <draw:custom-shape draw:style-name="gr14" draw:text-style-name="P5" xml:id="id9" draw:id="id9" draw:layer="layout" svg:width="1.95cm" svg:height="1.1cm" svg:x="4.95cm" svg:y="22.25cm">
          <text:p text:style-name="P3"><text:span text:style-name="T1">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.1cm" svg:height="0.645cm" svg:x="6.7cm" svg:y="13.056cm">
          <draw:text-box>
            <text:p><text:span text:style-name="T4">yes</text:span></text:p>
          </draw:text-box>
        </draw:frame>
        <draw:frame draw:style-name="gr15" draw:text-style-name="P11" draw:layer="layout" svg:width="9.511cm" svg:height="0.962cm" svg:x="6cm" svg:y="0.9cm">
          <draw:text-box>
            <text:p>Blackjack program opening deal</text:p>
          </draw:text-box>
        </draw:frame>
        <draw:custom-shape draw:style-name="gr16" draw:text-style-name="P5" xml:id="id17" draw:id="id17" draw:layer="layout" svg:width="2.2cm" svg:height="2.2cm" svg:x="12.213cm" svg:y="14.5cm">
          <text:p text:style-name="P3"><text:span text:style-name="T1">Soft_total</text:span></text:p>
          <text:p text:style-name="P3"><text:span text:style-name="T1">strate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7" draw:id="id7" draw:layer="layout" svg:width="2.2cm" svg:height="2.2cm" svg:x="1.625cm" svg:y="17.9cm">
          <text:p text:style-name="P3"><text:span text:style-name="T1">Hard_total</text:span></text:p>
          <text:p text:style-name="P3"><text:span text:style-name="T1">strate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20" draw:id="id20" draw:layer="layout" svg:width="1.925cm" svg:height="1.051cm" svg:x="16.363cm" svg:y="9.178cm">
          <text:p text:style-name="P3"><text:span text:style-name="T1">Push!</text:span></text:p>
          <text:p text:style-name="P3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22" draw:id="id22" draw:layer="layout" svg:width="1.9cm" svg:height="0.9cm" svg:x="16.375cm" svg:y="12.247cm">
          <text:p text:style-name="P3"><text:span text:style-name="T1">Win!</text:span></text:p>
          <text:p text:style-name="P3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8" draw:id="id8" draw:layer="layout" svg:width="2.1cm" svg:height="2cm" svg:x="1.675cm" svg:y="21.801cm">
          <text:p text:style-name="P3"><text:span text:style-name="T1">p_tot&gt;2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0" draw:layer="layout" svg:x1="3.775cm" svg:y1="22.801cm" svg:x2="4.95cm" svg:y2="22.8cm" draw:start-shape="id8" draw:start-glue-point="7" draw:end-shape="id9" draw:end-glue-point="3" svg:d="M3775 22801h588v-1h587" svg:viewBox="0 0 1176 2">
          <text:p/>
        </draw:connector>
        <draw:connector draw:style-name="gr9" draw:text-style-name="P10" draw:layer="layout" svg:x1="2.725cm" svg:y1="20.1cm" svg:x2="2.725cm" svg:y2="21.801cm" draw:start-shape="id7" draw:start-glue-point="8" draw:end-shape="id8" draw:end-glue-point="4" svg:d="M2725 20100v1701" svg:viewBox="0 0 1 1702">
          <text:p/>
        </draw:connector>
        <draw:frame draw:style-name="gr21" draw:text-style-name="P9" draw:layer="layout" svg:width="1.1cm" svg:height="0.745cm" svg:x="2.7cm" svg:y="23.6cm">
          <draw:text-box>
            <text:p><text:span text:style-name="T4">yes</text:span></text:p>
          </draw:text-box>
        </draw:frame>
        <draw:frame draw:style-name="gr7" draw:text-style-name="P9" draw:layer="layout" svg:width="0.9cm" svg:height="0.645cm" svg:x="3.6cm" svg:y="22.157cm">
          <draw:text-box>
            <text:p><text:span text:style-name="T4">no</text:span></text:p>
          </draw:text-box>
        </draw:frame>
        <draw:custom-shape draw:style-name="gr22" draw:text-style-name="P5" xml:id="id10" draw:id="id10" draw:layer="layout" svg:width="1.9cm" svg:height="1.4cm" svg:x="1.775cm" svg:y="25.198cm">
          <text:p text:style-name="P3"><text:span text:style-name="T1">Lose!</text:span></text:p>
          <text:p text:style-name="P3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2.725cm" svg:y1="23.801cm" svg:x2="2.725cm" svg:y2="25.198cm" draw:start-shape="id8" draw:start-glue-point="6" draw:end-shape="id10" draw:end-glue-point="0" svg:d="M2725 23801v1397" svg:viewBox="0 0 1 1398">
          <text:p/>
        </draw:connector>
        <draw:custom-shape draw:style-name="gr23" draw:text-style-name="P5" xml:id="id15" draw:id="id15" draw:layer="layout" svg:width="2.1cm" svg:height="2cm" svg:x="8.076cm" svg:y="10.138cm">
          <text:p text:style-name="P3"><text:span text:style-name="T1">d_tot=1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9" draw:layer="layout" svg:width="0.9cm" svg:height="0.645cm" svg:x="9.1cm" svg:y="11.855cm">
          <draw:text-box>
            <text:p><text:span text:style-name="T4">no</text:span></text:p>
          </draw:text-box>
        </draw:frame>
        <draw:custom-shape draw:style-name="gr24" draw:text-style-name="P5" xml:id="id14" draw:id="id14" draw:layer="layout" svg:width="2.2cm" svg:height="2.2cm" svg:x="9.4cm" svg:y="4.901cm">
          <text:p text:style-name="P3"><text:span text:style-name="T1">Reveal</text:span></text:p>
          <text:p text:style-name="P3"><text:span text:style-name="T1">p[0],p[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12" draw:id="id12" draw:layer="layout" svg:width="2.2cm" svg:height="2.2cm" svg:x="9.4cm" svg:y="2.102cm">
          <text:p text:style-name="P3"><text:span text:style-name="T1">Reveal</text:span></text:p>
          <text:p text:style-name="P3"><text:span text:style-name="T1">d[0],d[?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svg:x1="4.4cm" svg:y1="4.25cm" svg:x2="5.725cm" svg:y2="3.702cm" draw:start-shape="id4" draw:start-glue-point="1" draw:end-shape="id11" draw:end-glue-point="3" svg:d="M4400 4250h663v-548h662" svg:viewBox="0 0 1326 549">
          <text:p/>
        </draw:connector>
        <draw:connector draw:style-name="gr9" draw:text-style-name="P10" draw:layer="layout" svg:x1="8.125cm" svg:y1="3.702cm" svg:x2="9.4cm" svg:y2="3.202cm" draw:start-shape="id11" draw:start-glue-point="1" draw:end-shape="id12" draw:end-glue-point="6" svg:d="M8125 3702h638v-500h637" svg:viewBox="0 0 1276 501">
          <text:p/>
        </draw:connector>
        <draw:connector draw:style-name="gr9" draw:text-style-name="P10" draw:layer="layout" svg:x1="4.4cm" svg:y1="4.25cm" svg:x2="5.7cm" svg:y2="5.325cm" draw:start-shape="id4" draw:start-glue-point="1" draw:end-shape="id13" draw:end-glue-point="3" svg:d="M4400 4250h650v1075h650" svg:viewBox="0 0 1301 1076">
          <text:p/>
        </draw:connector>
        <draw:connector draw:style-name="gr9" draw:text-style-name="P10" draw:layer="layout" svg:x1="8.1cm" svg:y1="5.325cm" svg:x2="9.4cm" svg:y2="6.001cm" draw:start-shape="id13" draw:start-glue-point="1" draw:end-shape="id14" draw:end-glue-point="6" svg:d="M8100 5325h650v676h650" svg:viewBox="0 0 1301 677">
          <text:p/>
        </draw:connector>
        <draw:connector draw:style-name="gr9" draw:text-style-name="P10" draw:layer="layout" svg:x1="6.887cm" svg:y1="11.138cm" svg:x2="8.076cm" svg:y2="11.138cm" draw:start-shape="id2" draw:start-glue-point="7" draw:end-shape="id15" draw:end-glue-point="5" svg:d="M6887 11138h1189" svg:viewBox="0 0 1190 1">
          <text:p/>
        </draw:connector>
        <draw:frame draw:style-name="gr7" draw:text-style-name="P9" draw:layer="layout" svg:width="1.1cm" svg:height="0.645cm" svg:x="6.6cm" svg:y="10.429cm">
          <draw:text-box>
            <text:p><text:span text:style-name="T4">yes</text:span></text:p>
          </draw:text-box>
        </draw:frame>
        <draw:connector draw:style-name="gr9" draw:text-style-name="P10" draw:layer="layout" svg:x1="5.837cm" svg:y1="14.725cm" svg:x2="7.5cm" svg:y2="15.6cm" draw:start-shape="id5" draw:start-glue-point="6" draw:end-shape="id16" draw:end-glue-point="3" svg:d="M5837 14725v875h1663" svg:viewBox="0 0 1664 876">
          <text:p/>
        </draw:connector>
        <draw:connector draw:style-name="gr9" draw:text-style-name="P10" draw:layer="layout" svg:x1="10.45cm" svg:y1="13.725cm" svg:x2="13.313cm" svg:y2="14.5cm" draw:start-shape="id6" draw:start-glue-point="1" draw:end-shape="id17" draw:end-glue-point="4" svg:d="M10450 13725h2863v775" svg:viewBox="0 0 2864 776">
          <text:p/>
        </draw:connector>
        <draw:connector draw:style-name="gr9" draw:text-style-name="P10" draw:layer="layout" svg:x1="11cm" svg:y1="15.6cm" svg:x2="12.213cm" svg:y2="15.6cm" draw:start-shape="id16" draw:start-glue-point="1" draw:end-shape="id17" draw:end-glue-point="6" svg:d="M11000 15600h1213" svg:viewBox="0 0 1214 1">
          <text:p/>
        </draw:connector>
        <draw:connector draw:style-name="gr9" draw:text-style-name="P10" draw:layer="layout" svg:x1="5.837cm" svg:y1="12.138cm" svg:x2="5.837cm" svg:y2="12.725cm" draw:start-shape="id2" draw:start-glue-point="6" draw:end-shape="id5" draw:end-glue-point="4" svg:d="M5837 12138v587" svg:viewBox="0 0 1 588">
          <text:p/>
        </draw:connector>
        <draw:custom-shape draw:style-name="gr26" draw:text-style-name="P5" xml:id="id19" draw:id="id19" draw:layer="layout" svg:width="1.786cm" svg:height="1.786cm" svg:x="13.614cm" svg:y="8.803cm">
          <text:p text:style-name="P3"><text:span text:style-name="T1">Reveal</text:span></text:p>
          <text:p text:style-name="P3"><text:span text:style-name="T1">d[?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svg:x1="10.5cm" svg:y1="7.101cm" svg:x2="10.5cm" svg:y2="8cm" draw:start-shape="id14" draw:start-glue-point="8" draw:end-shape="id18" draw:end-glue-point="0" svg:d="M10500 7101v899" svg:viewBox="0 0 1 900">
          <text:p/>
        </draw:connector>
        <draw:connector draw:style-name="gr9" draw:text-style-name="P10" draw:layer="layout" svg:x1="10.176cm" svg:y1="11.138cm" svg:x2="13.614cm" svg:y2="9.696cm" draw:start-shape="id15" draw:start-glue-point="7" draw:end-shape="id19" draw:end-glue-point="6" svg:d="M10176 11138h1720v-1442h1718" svg:viewBox="0 0 3439 1443">
          <text:p/>
        </draw:connector>
        <draw:connector draw:style-name="gr9" draw:text-style-name="P10" draw:layer="layout" svg:x1="15.4cm" svg:y1="9.696cm" svg:x2="16.363cm" svg:y2="9.703cm" draw:start-shape="id19" draw:start-glue-point="10" draw:end-shape="id20" draw:end-glue-point="3" svg:d="M15400 9696h482v7h481" svg:viewBox="0 0 964 8">
          <text:p/>
        </draw:connector>
        <draw:custom-shape draw:style-name="gr27" draw:text-style-name="P5" xml:id="id21" draw:id="id21" draw:layer="layout" svg:width="1.786cm" svg:height="1.786cm" svg:x="13.615cm" svg:y="11.804cm">
          <text:p text:style-name="P3"><text:span text:style-name="T1">Reveal</text:span></text:p>
          <text:p text:style-name="P3"><text:span text:style-name="T1">d[?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svg:x1="9.126cm" svg:y1="12.138cm" svg:x2="13.615cm" svg:y2="12.697cm" draw:start-shape="id15" draw:start-glue-point="6" draw:end-shape="id21" draw:end-glue-point="6" svg:d="M9126 12138v559h4489" svg:viewBox="0 0 4490 560">
          <text:p/>
        </draw:connector>
        <draw:connector draw:style-name="gr9" draw:text-style-name="P10" draw:layer="layout" svg:x1="15.401cm" svg:y1="12.697cm" svg:x2="16.375cm" svg:y2="12.697cm" draw:start-shape="id21" draw:start-glue-point="10" draw:end-shape="id22" draw:end-glue-point="3" svg:d="M15401 12697h974" svg:viewBox="0 0 975 1">
          <text:p/>
        </draw:connector>
        <draw:custom-shape draw:style-name="gr28" draw:text-style-name="P5" xml:id="id23" draw:id="id23" draw:layer="layout" svg:width="2.1cm" svg:height="2cm" svg:x="16.264cm" svg:y="20.6cm">
          <text:p text:style-name="P3"><text:span text:style-name="T1">p_tot&gt;2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5" xml:id="id24" draw:id="id24" draw:layer="layout" svg:width="1.786cm" svg:height="1.786cm" svg:x="16.416cm" svg:y="25.005cm">
          <text:p text:style-name="P3"><text:span text:style-name="T1">Reveal</text:span></text:p>
          <text:p text:style-name="P3"><text:span text:style-name="T1">p[-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svg:x1="17.314cm" svg:y1="22.6cm" svg:x2="17.309cm" svg:y2="25.005cm" draw:start-shape="id23" draw:start-glue-point="6" draw:end-shape="id24" draw:end-glue-point="4" svg:d="M17314 22600v1203h-5v1202" svg:viewBox="0 0 6 2406">
          <text:p/>
        </draw:connector>
        <draw:connector draw:style-name="gr9" draw:text-style-name="P10" draw:layer="layout" svg:x1="16.416cm" svg:y1="25.898cm" svg:x2="3.675cm" svg:y2="25.898cm" draw:start-shape="id24" draw:start-glue-point="6" draw:end-shape="id10" draw:end-glue-point="1" svg:d="M16416 25898h-12741" svg:viewBox="0 0 12742 1">
          <text:p/>
        </draw:connector>
        <draw:connector draw:style-name="gr9" draw:text-style-name="P10" draw:layer="layout" svg:x1="14.413cm" svg:y1="15.6cm" svg:x2="17.314cm" svg:y2="20.6cm" draw:start-shape="id17" draw:start-glue-point="10" draw:end-shape="id23" draw:end-glue-point="4" svg:d="M14413 15600h2901v5000" svg:viewBox="0 0 2902 5001">
          <text:p/>
        </draw:connector>
        <draw:frame draw:style-name="gr7" draw:text-style-name="P9" draw:layer="layout" svg:width="0.9cm" svg:height="0.645cm" svg:x="15.6cm" svg:y="20.958cm">
          <draw:text-box>
            <text:p><text:span text:style-name="T4">no</text:span></text:p>
          </draw:text-box>
        </draw:frame>
        <draw:custom-shape draw:style-name="gr30" draw:text-style-name="P12" xml:id="id25" draw:id="id25" draw:layer="layout" svg:width="2.149cm" svg:height="2.149cm" svg:x="12.239cm" svg:y="20.526cm">
          <text:p text:style-name="P6"><text:span text:style-name="T5">11 in h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0" draw:layer="layout" svg:x1="16.264cm" svg:y1="21.6cm" svg:x2="14.388cm" svg:y2="21.601cm" draw:start-shape="id23" draw:start-glue-point="5" draw:end-shape="id25" draw:end-glue-point="7" svg:d="M16264 21600h-938v1h-938" svg:viewBox="0 0 1877 2">
          <text:p/>
        </draw:connector>
        <draw:connector draw:style-name="gr9" draw:text-style-name="P10" draw:layer="layout" svg:x1="13.314cm" svg:y1="20.526cm" svg:x2="13.311cm" svg:y2="19.293cm" draw:start-shape="id25" draw:start-glue-point="4" draw:end-shape="id26" draw:end-glue-point="8" svg:d="M13314 20526v-616h-3v-617" svg:viewBox="0 0 4 1234">
          <text:p/>
        </draw:connector>
        <draw:connector draw:style-name="gr9" draw:text-style-name="P10" draw:layer="layout" svg:x1="12.239cm" svg:y1="21.601cm" svg:x2="10.003cm" svg:y2="21.599cm" draw:start-shape="id25" draw:start-glue-point="5" draw:end-shape="id27" draw:end-glue-point="10" svg:d="M12239 21601h-1118v-2h-1118" svg:viewBox="0 0 2237 3">
          <text:p/>
        </draw:connector>
        <draw:custom-shape draw:style-name="gr31" draw:text-style-name="P14" draw:layer="layout" svg:width="2.3cm" svg:height="1.31cm" svg:x="4.7cm" svg:y="8.4cm">
          <text:p text:style-name="P13">Must be</text:p>
          <text:p text:style-name="P13">Blackjack!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5cm" svg:height="1.31cm" svg:x="7.9cm" svg:y="8.4cm">
          <text:p text:style-name="P13">Dealer</text:p>
          <text:p text:style-name="P13">Blackjack?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4.8cm" svg:y1="9.7cm" svg:x2="5.4cm" svg:y2="10.4cm">
          <text:p/>
        </draw:line>
        <draw:line draw:style-name="gr33" draw:text-style-name="P10" draw:layer="layout" svg:x1="8cm" svg:y1="9.7cm" svg:x2="8.6cm" svg:y2="10.5cm">
          <text:p/>
        </draw:line>
        <draw:custom-shape draw:style-name="gr31" draw:text-style-name="P14" draw:layer="layout" svg:width="2.3cm" svg:height="1.31cm" svg:x="4.7cm" svg:y="16.5cm">
          <text:p text:style-name="P13">Make ace</text:p>
          <text:p text:style-name="P13">last card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7.2cm" svg:y1="16.9cm" svg:x2="8.2cm" svg:y2="16.5cm">
          <text:p/>
        </draw:line>
        <draw:custom-shape draw:style-name="gr34" draw:text-style-name="P5" xml:id="id27" draw:id="id27" draw:layer="layout" svg:width="1.786cm" svg:height="1.786cm" svg:x="8.217cm" svg:y="20.706cm">
          <text:p text:style-name="P3"><text:span text:style-name="T1">Reveal</text:span></text:p>
          <text:p text:style-name="P3"><text:span text:style-name="T1">p[-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svg:x1="8.217cm" svg:y1="21.599cm" svg:x2="3.825cm" svg:y2="19cm" draw:start-shape="id27" draw:start-glue-point="6" draw:end-shape="id7" draw:end-glue-point="10" svg:d="M8217 21599h-2195v-2599h-2197" svg:viewBox="0 0 4393 2600">
          <text:p/>
        </draw:connector>
        <draw:custom-shape draw:style-name="gr35" draw:text-style-name="P5" xml:id="id26" draw:id="id26" draw:layer="layout" svg:width="1.786cm" svg:height="1.786cm" svg:x="12.418cm" svg:y="17.507cm">
          <text:p text:style-name="P3"><text:span text:style-name="T1">Reveal</text:span></text:p>
          <text:p text:style-name="P3"><text:span text:style-name="T1">p[-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svg:x1="13.311cm" svg:y1="17.507cm" svg:x2="13.313cm" svg:y2="16.7cm" draw:start-shape="id26" draw:start-glue-point="4" draw:end-shape="id17" draw:end-glue-point="8" svg:d="M13311 17507v-403h2v-404" svg:viewBox="0 0 3 8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19:49:50.295000000</meta:creation-date>
    <dc:date>2018-01-11T16:15:28.689000000</dc:date>
    <meta:editing-duration>PT11H23M9S</meta:editing-duration>
    <meta:editing-cycles>15</meta:editing-cycles>
    <meta:generator>LibreOffice/5.4.2.2$Windows_X86_64 LibreOffice_project/22b09f6418e8c2d508a9eaf86b2399209b0990f4</meta:generator>
    <meta:print-date>2018-01-11T09:44:00.735000000</meta:print-date>
    <meta:document-statistic meta:object-count="77"/>
  </office:meta>
</office:document-meta>
</file>